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8" style:family="paragraph" style:parent-style-name="Text_20_body">
      <style:text-properties style:font-name="Cambria"/>
    </style:style>
    <style:style style:name="P9" style:family="paragraph" style:parent-style-name="Text_20_body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>
      <style:text-properties style:font-name="Cambria" style:font-name-asian="Times New Roman1" style:font-name-complex="Times New Roman1"/>
    </style:style>
    <style:style style:name="P12" style:family="paragraph" style:parent-style-name="Text_20_body">
      <style:paragraph-properties fo:text-align="center" style:justify-single-word="false"/>
      <style:text-properties style:font-name="Cambria"/>
    </style:style>
    <style:style style:name="P13" style:family="paragraph" style:parent-style-name="Text_20_body">
      <style:text-properties style:font-name="Cambria" fo:font-weight="bold" style:font-weight-asian="bold" style:font-weight-complex="bold"/>
    </style:style>
    <style:style style:name="P14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 style:font-name-asian="Times New Roman1" style:font-name-complex="Times New Roman1"/>
    </style:style>
    <style:style style:name="T2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language="en" fo:country="US" style:font-name-asian="Times New Roman1" style:font-name-complex="Times New Roman1"/>
    </style:style>
    <style:style style:name="T6" style:family="text">
      <style:text-properties style:font-name-asian="Times New Roman3" style:font-name-complex="Times New Roman3"/>
    </style:style>
    <style:style style:name="T7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81cm" svg:height="0.9cm" draw:z-index="0"><draw:image xlink:href="../../odt/images/0092.png" xlink:type="simple" xlink:show="embed" xlink:actuate="onLoad"/></draw:frame></text:p>
          </table:table-cell>
          <table:table-cell table:style-name="Table1.B1" office:value-type="string">
            <text:h text:style-name="P3" text:outline-level="1">Ключ управляемый нормально разомкнутый тип 2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9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51cm" svg:height="2.2cm" draw:z-index="1"><draw:image xlink:href="../../odt/images/0092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11">Блок реализует функцию управляемого ключа по алгоритму:</text:p>
            <text:p text:style-name="P12"><draw:frame draw:style-name="fr4" draw:name="Object3" text:anchor-type="as-char" svg:width="8.689cm" svg:height="1.268cm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P8"><text:span text:style-name="T1">где</text:span><text:span text:style-name="T4"><draw:frame draw:style-name="fr4" draw:name="Object1" text:anchor-type="as-char" svg:width="1.064cm" svg:height="0.564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— входной сигнал блока </text:span><text:span text:style-name="T5">(</text:span><text:span text:style-name="T4">или вектор сигналов),</text:span><text:span text:style-name="T4"><draw:frame draw:style-name="fr4" draw:name="Object2" text:anchor-type="as-char" svg:width="1.087cm" svg:height="0.564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— выходной сигнал блока (или вектор сигналов).</text:span></text:p>
            <text:p text:style-name="P8"><text:span text:style-name="T1">Управляющий сигнал входит в блок </text:span><text:span text:style-name="T2">снизу</text:span><text:span text:style-name="T3">. В процессе расчета изображение блока меняется, в зависимости от наличия управляющего сигнала: в нормальном положении ключ </text:span><text:span text:style-name="T2">разомкнут</text:span><text:span text:style-name="T3">, при подаче управляющего сигнала ключ </text:span><text:span text:style-name="T2">замкнут</text:span><text:span text:style-name="T3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6"><draw:frame draw:style-name="fr3" draw:name="Графический объект3" text:anchor-type="as-char" svg:width="6.669cm" svg:height="3.02cm" draw:z-index="5"><draw:image xlink:href="../../odt/images/0092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6"><draw:frame draw:style-name="fr2" draw:name="Графический объект4" text:anchor-type="as-char" svg:width="6.609cm" svg:height="3.099cm" draw:z-index="6"><draw:image xlink:href="../../odt/images/0092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7">Управляющий = 0</text:p>
                </table:table-cell>
                <table:table-cell table:style-name="Таблица1.A1" office:value-type="string">
                  <text:p text:style-name="P7">Управляющий = 1</text:p>
                </table:table-cell>
              </table:table-row>
            </table:table>
            <text:p text:style-name="P8">Блок представляет собой субмодель (сборку). Для того чтобы посмотреть структуру алгоритма – нажмите правой кнопкой «Действия» <text:span text:style-name="T6">→</text:span> «Войти в субмодель».</text:p>
            <text:p text:style-name="P8"><text:span text:style-name="T2">Свойства</text:span><text:span text:style-name="T1">:</text:span><text:span text:style-name="T3"> для работы блока свойства задавать не требуется.</text:span></text:p>
            <text:p text:style-name="P13">Примечания:</text:p>
            <text:list xml:id="list620392982422869827" text:style-name="L1">
              <text:list-item>
                <text:p text:style-name="P10">По умолчанию блок формирует <text:span text:style-name="T8">скалярный</text:span> выходной сигнал.</text:p>
              </text:list-item>
              <text:list-item>
                <text:p text:style-name="P14"><text:span text:style-name="T9">П</text:span><text:span text:style-name="T1">оскольку алгоритм ключа (в субмодели) выполнен при помощи блока «Перемножитель», то при подаче управляющего сигнала, отличного от 1, на выходе блока будет сигнал, равный произведению</text:span><text:span text:style-name="T1"><draw:frame draw:style-name="fr4" draw:name="Объект5" text:anchor-type="as-char" svg:width="0.944cm" svg:height="0.485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1">на значение управляющего сигнала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2</dc:title>
    <dc:date>2014-12-01T11:20:41.40</dc:date>
    <meta:generator>OpenOffice/4.1.1$Win32 OpenOffice.org_project/411m6$Build-9775</meta:generator>
    <meta:editing-duration>PT1H9M12S</meta:editing-duration>
    <meta:editing-cycles>30</meta:editing-cycles>
    <meta:document-statistic meta:table-count="2" meta:image-count="4" meta:object-count="4" meta:page-count="1" meta:paragraph-count="19" meta:word-count="139" meta:character-count="978"/>
  </office:meta>
</office:document-meta>
</file>

<file path=Object 1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6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0,    ~ если ~ Управляющий(t) = 0; #
alignl x(t), ~ если ~ Управляющий(t) = 1;}  right none
</annotation>
  </semantics>
</math>
</file>